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2" xml:id="id1" draw:id="id1" draw:layer="layout" svg:width="3.741cm" svg:height="1.637cm" svg:x="2.516cm" svg:y="9.831cm">
          <text:p text:style-name="P1"><text:span text:style-name="T1">Választó</text:span><text:span text:style-name="T1"><text:line-break/></text:span><text:span text:style-name="T1"> kerületek </text:span><text:span text:style-name="T1"><text:line-break/></text:span><text:span text:style-name="T1">listája</text:span></text:p>
        </draw:rect>
        <draw:rect draw:style-name="gr1" draw:text-style-name="P2" xml:id="id2" draw:id="id2" draw:layer="layout" svg:width="3.742cm" svg:height="1.637cm" svg:x="8.947cm" svg:y="9.831cm">
          <text:p text:style-name="P1"><text:span text:style-name="T1">Jelöltek</text:span><text:span text:style-name="T1"><text:line-break/></text:span><text:span text:style-name="T1">listája</text:span></text:p>
        </draw:rect>
        <draw:rect draw:style-name="gr1" draw:text-style-name="P2" xml:id="id3" draw:id="id3" draw:layer="layout" svg:width="3.741cm" svg:height="1.637cm" svg:x="14.443cm" svg:y="9.831cm">
          <text:p text:style-name="P1"><text:span text:style-name="T1">Szavazó képernyő</text:span></text:p>
        </draw:rect>
        <draw:rect draw:style-name="gr1" draw:text-style-name="P2" draw:layer="layout" svg:width="3.742cm" svg:height="1.637cm" svg:x="11.402cm" svg:y="15.21cm">
          <text:p text:style-name="P1"><text:span text:style-name="T1">Szavazás</text:span><text:span text:style-name="T1"><text:line-break/></text:span><text:span text:style-name="T1"> eredménye</text:span></text:p>
        </draw:rect>
        <draw:connector draw:style-name="gr2" draw:text-style-name="P1" draw:layer="layout" svg:x1="6.257cm" svg:y1="10.649cm" svg:x2="8.947cm" svg:y2="10.649cm" draw:start-shape="id1" draw:start-glue-point="1" draw:end-shape="id2" draw:end-glue-point="3" svg:d="M6257 10649h2690">
          <text:p/>
        </draw:connector>
        <draw:connector draw:style-name="gr2" draw:text-style-name="P1" draw:layer="layout" svg:x1="12.689cm" svg:y1="10.649cm" svg:x2="14.443cm" svg:y2="10.649cm" draw:start-shape="id2" draw:end-shape="id3" draw:end-glue-point="3" svg:d="M12689 10649h1754">
          <text:p/>
        </draw:connector>
        <draw:rect draw:style-name="gr1" draw:text-style-name="P2" draw:layer="layout" svg:width="3.858cm" svg:height="1.637cm" svg:x="11.052cm" svg:y="3.4cm">
          <text:p text:style-name="P1"><text:span text:style-name="T1">Login képernyő</text:span></text:p>
        </draw:rect>
        <draw:line draw:style-name="gr2" draw:text-style-name="P1" draw:layer="layout" svg:x1="11.87cm" svg:y1="9.714cm" svg:x2="12.6cm" svg:y2="5cm">
          <text:p/>
        </draw:line>
        <draw:line draw:style-name="gr2" draw:text-style-name="P1" draw:layer="layout" svg:x1="12.922cm" svg:y1="5.037cm" svg:x2="15.144cm" svg:y2="9.831cm">
          <text:p/>
        </draw:line>
        <draw:line draw:style-name="gr2" draw:text-style-name="P1" draw:layer="layout" svg:x1="4.153cm" svg:y1="9.832cm" svg:x2="11.052cm" svg:y2="3.985cm">
          <text:p/>
        </draw:line>
        <draw:line draw:style-name="gr2" draw:text-style-name="P1" draw:layer="layout" svg:x1="11.051cm" svg:y1="4.452cm" svg:x2="4.737cm" svg:y2="9.831cm">
          <text:p/>
        </draw:line>
        <draw:line draw:style-name="gr2" draw:text-style-name="P1" draw:layer="layout" svg:x1="10.467cm" svg:y1="11.468cm" svg:x2="12.689cm" svg:y2="15.21cm">
          <text:p/>
        </draw:line>
        <draw:line draw:style-name="gr2" draw:text-style-name="P1" draw:layer="layout" svg:x1="14.092cm" svg:y1="15.21cm" svg:x2="11.753cm" svg:y2="11.468cm">
          <text:p/>
        </draw:line>
        <draw:line draw:style-name="gr2" draw:text-style-name="P1" draw:layer="layout" svg:x1="14.443cm" svg:y1="11.117cm" svg:x2="12.7cm" svg:y2="11.1cm">
          <text:p/>
        </draw:line>
        <draw:frame draw:style-name="gr3" draw:text-style-name="P3" draw:layer="layout" svg:width="14.1cm" svg:height="0.725cm" svg:x="4.1cm" svg:y="1.3cm">
          <draw:text-box>
            <text:p text:style-name="P3"><text:span text:style-name="T2">Az elovalasztok2018 program jelenlegi képernyői és ezek müködése</text:span></text:p>
          </draw:text-box>
        </draw:frame>
        <draw:custom-shape draw:style-name="gr4" draw:text-style-name="P4" draw:layer="layout" svg:width="2.339cm" svg:height="0.702cm" svg:x="3.661cm" svg:y="6.898cm">
          <text:p text:style-name="P4">Login klick</text:p>
          <draw:enhanced-geometry svg:viewBox="0 0 21600 21600" draw:text-areas="800 800 20800 20800" draw:type="round-rectangular-callout" draw:modifiers="33775.3846153846 7681.36557610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3.86cm" svg:height="0.702cm" draw:transform="skewX (0.0342084533390824) rotate (0.0335103216382848) translate (13.2cm 5.429cm)">
          <text:p text:style-name="P4">Szavazás klick, <text:line-break/>ha nincs bejelentkezve</text:p>
          <draw:enhanced-geometry svg:viewBox="0 0 21600 21600" draw:text-areas="800 800 20800 20800" draw:type="round-rectangular-callout" draw:modifiers="-5801.3986013986 84495.0213371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3.624cm" svg:height="1.636cm" svg:x="14.56cm" svg:y="6.324cm">
          <text:p text:style-name="P4">szavazás klick<text:line-break/>ha be van jelentkezve</text:p>
          <draw:enhanced-geometry svg:viewBox="0 0 21600 21600" draw:text-areas="800 800 20800 20800" draw:type="round-rectangular-callout" draw:modifiers="-7799.83448275862 56487.232742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2.339cm" svg:height="1.402cm" svg:x="4.1cm" svg:y="12.298cm">
          <text:p text:style-name="P4">Egy választó <text:line-break/>kerültre klick</text:p>
          <draw:enhanced-geometry svg:viewBox="0 0 21600 21600" draw:text-areas="800 800 20800 20800" draw:type="round-rectangular-callout" draw:modifiers="33267.6923076923 -23770.7769066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9.3cm" svg:y1="9.8cm" svg:x2="11.5cm" svg:y2="5.1cm">
          <text:p/>
        </draw:line>
        <draw:line draw:style-name="gr2" draw:text-style-name="P1" draw:layer="layout" svg:x1="11.7cm" svg:y1="5.1cm" svg:x2="9.5cm" svg:y2="9.9cm">
          <text:p/>
        </draw:line>
        <draw:path draw:style-name="gr5" draw:text-style-name="P1" draw:layer="layout" svg:width="0.213cm" svg:height="0.447cm" svg:x="11.074cm" svg:y="4.033cm" svg:viewBox="0 0 214 448" svg:d="M0 0l214 43v213l-193 192">
          <text:p/>
        </draw:path>
        <draw:path draw:style-name="gr5" draw:text-style-name="P1" draw:layer="layout" svg:width="0.234cm" svg:height="0.191cm" svg:x="11.501cm" svg:y="4.801cm" svg:viewBox="0 0 235 192" svg:d="M0 192l235-192-22 192">
          <text:p/>
        </draw:path>
        <draw:path draw:style-name="gr5" draw:text-style-name="P1" draw:layer="layout" svg:width="0.319cm" svg:height="0.191cm" svg:x="12.589cm" svg:y="4.823cm" svg:viewBox="0 0 320 192" svg:d="M0 170l213-170 107 19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6T11:22:15.85</meta:creation-date>
    <dc:date>2017-01-26T11:46:12.98</dc:date>
    <meta:editing-duration>PT8M33S</meta:editing-duration>
    <meta:editing-cycles>2</meta:editing-cycles>
    <meta:generator>OpenOffice/4.1.1$Win32 OpenOffice.org_project/411m6$Build-9775</meta:generator>
    <meta:document-statistic meta:object-count="24"/>
  </office:meta>
</office:document-meta>
</file>